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Donner 4 noms de commandes unix utilisées dans un terminal, en précisant ce qu'elles permettent de réaliser.</text:p>
      <text:p text:style-name="Standard"/>
      <text:p text:style-name="Standard">2. Donner la ligne de commande permettant de créer un binaire exécutable nommé prog1, à partir du fichier programme1.c (écrit en langage C), compatible avec le standard C 1999, et affichant les avertissements pendant la compilation.</text:p>
      <text:p text:style-name="Standard"/>
      <text:p text:style-name="Standard">3. Expliquer ce que fait ce programme :</text:p>
      <text:p text:style-name="Standard"/>
      <text:p text:style-name="Standard">/* portee_var.txt */</text:p>
      <text:p text:style-name="Standard"></text:p>
      <text:p text:style-name="P1">#include &lt;stdio.h&gt;</text:p>
      <text:p text:style-name="P1">#include &lt;stdlib.h&gt;</text:p>
      <text:p text:style-name="P1"></text:p>
      <text:p text:style-name="P1">int x = 0;</text:p>
      <text:p text:style-name="P1"></text:p>
      <text:p text:style-name="P1">int main(void)</text:p>
      <text:p text:style-name="P1">{</text:p>
      <text:p text:style-name="P1"><text:s text:c="6"/>int i = 0;</text:p>
      <text:p text:style-name="P1"><text:s text:c="6"/>int j = 0;</text:p>
      <text:p text:style-name="P1"><text:s text:c="6"/>int k = 0;</text:p>
      <text:p text:style-name="P1"><text:s text:c="6"/>int x = 0;</text:p>
      <text:p text:style-name="P1"/>
      <text:p text:style-name="P1"><text:s text:c="6"/>for (i = 0; i &lt; 3; i = i + 1)</text:p>
      <text:p text:style-name="P1"><text:s text:c="5"/>{</text:p>
      <text:p text:style-name="P1"><text:s text:c="10"/>int x;<text:tab/><text:tab/>/* ce x cache le x global */</text:p>
      <text:p text:style-name="P1"><text:s text:c="10"/>int j;<text:tab/><text:tab/>/* ce j cache le j local <text:s/>*/</text:p>
      <text:p text:style-name="P1"><text:s text:c="10"/>j = k + i;</text:p>
      <text:p text:style-name="P1"><text:s text:c="10"/>x = 3 * j;</text:p>
      <text:p text:style-name="P1"><text:s text:c="10"/>k = x;</text:p>
      <text:p text:style-name="P1"><text:s text:c="10"/>fprintf( stdout,"i=%d, j=%d , k=%d , x=%d\n", i,j,k,x);</text:p>
      <text:p text:style-name="P1"><text:s text:c="6"/>}</text:p>
      <text:p text:style-name="P1"/>
      <text:p text:style-name="P1"><text:s text:c="6"/>fprintf( stdout,"\n");</text:p>
      <text:p text:style-name="P1"><text:s text:c="6"/>fprintf( stdout,"i=%d, j=%d , k=%d , x=%d\n", i,j,k,x);</text:p>
      <text:p text:style-name="P1"><text:s text:c="6"/>return EXIT_SUCCESS;</text:p>
      <text:p text:style-name="P1">}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FT1 <text:s/>/ <text:s/>CC1 <text:s/>/ septembre 2019<text:tab/><text:tab/><text:tab/> <text:s text:c="7"/>Auteur Eric Bachard <text:s/>Licence CC-by-s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09-27T06:42:09</meta:creation-date>
    <dc:date>2019-09-27T07:26:04</dc:date>
    <meta:editing-duration>PT00H28M45S</meta:editing-duration>
    <meta:editing-cycles>5</meta:editing-cycles>
    <meta:generator>OOoLight/1.5$Unix OpenOffice.org_project/150r1531$Build-151</meta:generator>
    <meta:document-statistic meta:table-count="0" meta:image-count="0" meta:object-count="0" meta:page-count="1" meta:paragraph-count="30" meta:word-count="171" meta:character-count="1009"/>
  </office:meta>
</office:document-meta>
</file>